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.1mm" svg:y="41.44mm">
            <loext:p draw:notify-on-update-of-ranges="Sheet1.A2:Sheet1.A6 Sheet1.B1:Sheet1.B1 Sheet1.B2:Sheet1.B6 Sheet1.C1:Sheet1.C1 Sheet1.C2:Sheet1.C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3.83mm" svg:y="44.36mm">
            <loext:p draw:notify-on-update-of-ranges="Sheet1.F2:Sheet1.F6 Sheet1.G1:Sheet1.G1 Sheet1.G2:Sheet1.G6 Sheet1.H1:Sheet1.H1 Sheet1.H2:Sheet1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table:number-columns-repeated="2"/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4831" calcext:value-type="float">
            <text:p>0,0194831</text:p>
          </table:table-cell>
          <table:table-cell office:value-type="float" office:value="0.0196661" calcext:value-type="float">
            <text:p>0,019666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1.02653068556852" calcext:value-type="float">
            <text:p>1,0265306856</text:p>
          </table:table-cell>
          <table:table-cell table:formula="of:=[.B2]/[.D2]" office:value-type="float" office:value="1.01697845531142" calcext:value-type="float">
            <text:p>1,01697845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office:value-type="float" office:value="0.062258" calcext:value-type="float">
            <text:p>0,062258</text:p>
          </table:table-cell>
          <table:table-cell office:value-type="float" office:value="0.0668159" calcext:value-type="float">
            <text:p>0,0668159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2.24870699347875" calcext:value-type="float">
            <text:p>2,2487069935</text:p>
          </table:table-cell>
          <table:table-cell table:formula="of:=[.B3]/[.D3]" office:value-type="float" office:value="2.09530964934993" calcext:value-type="float">
            <text:p>2,09530964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169906" calcext:value-type="float">
            <text:p>0,169906</text:p>
          </table:table-cell>
          <table:table-cell office:value-type="float" office:value="0.175945" calcext:value-type="float">
            <text:p>0,175945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3.29594010805975" calcext:value-type="float">
            <text:p>3,2959401081</text:p>
          </table:table-cell>
          <table:table-cell table:formula="of:=[.B4]/[.D4]" office:value-type="float" office:value="3.18281281082156" calcext:value-type="float">
            <text:p>3,18281281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415034" calcext:value-type="float">
            <text:p>0,415034</text:p>
          </table:table-cell>
          <table:table-cell office:value-type="float" office:value="0.422395" calcext:value-type="float">
            <text:p>0,422395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3.37321761590617" calcext:value-type="float">
            <text:p>3,3732176159</text:p>
          </table:table-cell>
          <table:table-cell table:formula="of:=[.B5]/[.D5]" office:value-type="float" office:value="3.31443317274115" calcext:value-type="float">
            <text:p>3,314433172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764266" calcext:value-type="float">
            <text:p>0,764266</text:p>
          </table:table-cell>
          <table:table-cell office:value-type="float" office:value="0.777799" calcext:value-type="float">
            <text:p>0,777799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3.38887246063543" calcext:value-type="float">
            <text:p>3,3888724606</text:p>
          </table:table-cell>
          <table:table-cell table:formula="of:=[.B6]/[.D6]" office:value-type="float" office:value="3.32990914105058" calcext:value-type="float">
            <text:p>3,3299091411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8:39:15.42197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5-31T18:58:00.047764380</dc:date>
    <dc:creator>Francisco Lupiáñez</dc:creator>
    <meta:editing-duration>PT1H19M38S</meta:editing-duration>
    <meta:editing-cycles>10</meta:editing-cycles>
    <meta:generator>LibreOffice/5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subtitle svg:x="7.572cm" svg:y="1.301cm" chart:style-name="ch3">
          <text:p>MPI</text:p>
        </chart:subtitle>
        <chart:legend chart:legend-position="end" svg:x="13.701cm" svg:y="3.705cm" style:legend-expansion="high" chart:style-name="ch4"/>
        <chart:plot-area chart:style-name="ch5" table:cell-range-address="Sheet1.A1:Sheet1.D6" chart:data-source-has-labels="both" svg:x="1.33cm" svg:y="2.19cm" svg:width="12.052cm" svg:height="5.654cm">
          <chartooo:coordinate-region svg:x="2.057cm" svg:y="2.389cm" svg:width="10.953cm" svg:height="4.808cm"/>
          <chart:axis chart:dimension="x" chart:name="primary-x" chart:style-name="ch6" chartooo:axis-type="auto">
            <chartooo:date-scale/>
            <chart:title svg:x="6.73cm" svg:y="8.024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6">
            <chart:title svg:x="0.451cm" svg:y="6.014cm" chart:style-name="ch8">
              <text:p>Tiempo (seg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94831">
                <text:p>0.0194831</text:p>
                <draw:g>
                  <svg:desc>Sheet1.C2:Sheet1.C6</svg:desc>
                </draw:g>
              </table:table-cell>
              <table:table-cell office:value-type="float" office:value="0.0196661">
                <text:p>0.0196661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62258">
                <text:p>0.062258</text:p>
              </table:table-cell>
              <table:table-cell office:value-type="float" office:value="0.0668159">
                <text:p>0.066815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169906">
                <text:p>0.169906</text:p>
              </table:table-cell>
              <table:table-cell office:value-type="float" office:value="0.175945">
                <text:p>0.1759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415034">
                <text:p>0.415034</text:p>
              </table:table-cell>
              <table:table-cell office:value-type="float" office:value="0.422395">
                <text:p>0.42239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764266">
                <text:p>0.764266</text:p>
              </table:table-cell>
              <table:table-cell office:value-type="float" office:value="0.777799">
                <text:p>0.777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76cm" svg:y="0.316cm" chart:style-name="ch2">
          <text:p>Ganancia</text:p>
        </chart:title>
        <chart:subtitle svg:x="7.572cm" svg:y="1.301cm" chart:style-name="ch3">
          <text:p>MPI</text:p>
        </chart:subtitle>
        <chart:legend chart:legend-position="end" svg:x="13.807cm" svg:y="3.954cm" style:legend-expansion="high" chart:style-name="ch4"/>
        <chart:plot-area chart:style-name="ch5" table:cell-range-address="Sheet1.F1:Sheet1.H6" chart:data-source-has-labels="both" svg:x="1.33cm" svg:y="2.19cm" svg:width="12.158cm" svg:height="5.654cm">
          <chartooo:coordinate-region svg:x="2.057cm" svg:y="2.389cm" svg:width="11.059cm" svg:height="4.808cm"/>
          <chart:axis chart:dimension="x" chart:name="primary-x" chart:style-name="ch6" chartooo:axis-type="auto">
            <chartooo:date-scale/>
            <chart:title svg:x="6.783cm" svg:y="8.024cm" chart:style-name="ch7">
              <text:p>Tamaño</text:p>
            </chart:title>
            <chart:categories table:cell-range-address="Sheet1.F2:Sheet1.F6"/>
          </chart:axis>
          <chart:axis chart:dimension="y" chart:name="primary-y" chart:style-name="ch6">
            <chart:title svg:x="0.451cm" svg:y="5.775cm" chart:style-name="ch8">
              <text:p>Ganancia</text:p>
            </chart:title>
            <chart:grid chart:style-name="ch9" chart:class="major"/>
          </chart:axis>
          <chart:series chart:style-name="ch10" chart:values-cell-range-address="Sheet1.G2:Sheet1.G6" chart:label-cell-address="Sheet1.G1:Sheet1.G1" chart:class="chart:line">
            <chart:data-point chart:repeated="5"/>
          </chart:series>
          <chart:series chart:style-name="ch11" chart:values-cell-range-address="Sheet1.H2:Sheet1.H6" chart:label-cell-address="Sheet1.H1:Sheet1.H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Sheet1.G1:Sheet1.G1</svg:desc>
                </draw:g>
              </table:table-cell>
              <table:table-cell office:value-type="string">
                <text:p>S_2D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F2:Sheet1.F6</svg:desc>
                </draw:g>
              </table:table-cell>
              <table:table-cell office:value-type="float" office:value="1.02653068556852">
                <text:p>1.02653068556852</text:p>
                <draw:g>
                  <svg:desc>Sheet1.G2:Sheet1.G6</svg:desc>
                </draw:g>
              </table:table-cell>
              <table:table-cell office:value-type="float" office:value="1.01697845531142">
                <text:p>1.01697845531142</text:p>
                <draw:g>
                  <svg:desc>Sheet1.H2:Sheet1.H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24870699347875">
                <text:p>2.24870699347875</text:p>
              </table:table-cell>
              <table:table-cell office:value-type="float" office:value="2.09530964934993">
                <text:p>2.0953096493499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9594010805975">
                <text:p>3.29594010805975</text:p>
              </table:table-cell>
              <table:table-cell office:value-type="float" office:value="3.18281281082156">
                <text:p>3.182812810821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37321761590617">
                <text:p>3.37321761590617</text:p>
              </table:table-cell>
              <table:table-cell office:value-type="float" office:value="3.31443317274115">
                <text:p>3.3144331727411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38887246063543">
                <text:p>3.38887246063543</text:p>
              </table:table-cell>
              <table:table-cell office:value-type="float" office:value="3.32990914105058">
                <text:p>3.32990914105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